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1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21:13</dc:date>
    <dc:creator>viator </dc:creator>
    <meta:editing-duration>PT00H15M53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1" meta:paragraph-count="7" meta:word-count="47" meta:character-count="322"/>
  </office:meta>
</office:document-meta>
</file>